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addition&quot;;&quot;alteration&quot;;&quot;color switch&quot;;&quot;exchange&quot;;&quot;filtering min&quot;;&quot;filtering max&quot;;&quot;filtering color&quot;;&quot;reroll&quot;;&quot;transfer&quot;)" table:allow-empty-cell="true" table:display-list="unsorted" table:base-cell-address="Feuille1.A2">
          <table:error-message table:message-type="stop" table:display="true"/>
        </table:content-validation>
        <table:content-validation table:name="val2" table:condition="of:cell-content-is-in-list(&quot;blue&quot;;&quot;green&quot;;&quot;red&quot;;&quot;yellow&quot;)" table:allow-empty-cell="true" table:display-list="unsorted" table:base-cell-address="Feuille1.C2">
          <table:error-message table:message-type="stop" table:display="true"/>
        </table:content-validation>
      </table:content-validations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content-validation-name="val1" office:value-type="string" calcext:value-type="string">
            <text:p>addition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blue</text:p>
          </table:table-cell>
        </table:table-row>
        <table:table-row table:style-name="ro1">
          <table:table-cell table:content-validation-name="val1" office:value-type="string" calcext:value-type="string">
            <text:p>color switch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green</text:p>
          </table:table-cell>
        </table:table-row>
        <table:table-row table:style-name="ro1">
          <table:table-cell table:content-validation-name="val1" office:value-type="string" calcext:value-type="string">
            <text:p>exchang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green</text:p>
          </table:table-cell>
        </table:table-row>
        <table:table-row table:style-name="ro1">
          <table:table-cell table:content-validation-name="val1" office:value-type="string" calcext:value-type="string">
            <text:p>filtering min</text:p>
          </table:table-cell>
          <table:table-cell office:value-type="float" office:value="20" calcext:value-type="float">
            <text:p>20</text:p>
          </table:table-cell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0:10:01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8:36:22.329000000</meta:creation-date>
    <dc:date>2021-10-09T10:30:52.443000000</dc:date>
    <meta:editing-duration>PT32M39S</meta:editing-duration>
    <meta:editing-cycles>3</meta:editing-cycles>
    <meta:generator>LibreOffice/7.0.1.2$Windows_X86_64 LibreOffice_project/7cbcfc562f6eb6708b5ff7d7397325de9e764452</meta:generator>
    <meta:document-statistic meta:table-count="1" meta:cell-count="14" meta:object-count="0"/>
  </office:meta>
</office:document-meta>
</file>